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pPÿ¿×‡Þ" svg:font-family="pPÿ¿×‡Þ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F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7.5pt" style:language-asian="en" style:country-asian="US" style:font-style-asian="normal" style:font-weight-asian="normal" style:font-size-complex="4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.5pt" style:language-asian="en" style:country-asian="US" style:font-style-asian="normal" style:font-weight-asian="normal" style:font-size-complex="4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F" fo:font-size="7.5pt" style:font-name-asian="F" style:font-size-asian="7.5pt" style:font-name-complex="F" style:font-size-complex="4.30000019073486pt"/>
    </style:style>
    <style:style style:name="T2" style:family="text">
      <style:text-properties style:font-name="pPÿ¿×‡Þ" fo:font-size="7.5pt" style:font-name-asian="pPÿ¿×‡Þ" style:font-size-asian="7.5pt" style:font-name-complex="pPÿ¿×‡Þ" style:font-size-complex="4.30000019073486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row table:style-name="ro1">
          <table:table-cell table:style-name="ce1" office:value-type="string">
            <text:p>ICD-9 401 Essential</text:p>
          </table:table-cell>
        </table:table-row>
        <table:table-row table:style-name="ro1">
          <table:table-cell table:style-name="ce1" office:value-type="string">
            <text:p>Hypertension</text:p>
          </table:table-cell>
        </table:table-row>
        <table:table-row table:style-name="ro1">
          <table:table-cell office:value-type="string">
            <text:p><text:span text:style-name="T1">7085 61 2 4 5 0.789 0.761 0.816 1.000 </text:span><text:span text:style-name="T2">−</text:span><text:span text:style-name="T1">0.0250 0.0000 *</text:span></text:p>
          </table:table-cell>
        </table:table-row>
        <table:table-row table:style-name="ro1">
          <table:table-cell table:style-name="ce1" office:value-type="string">
            <text:p>ICD-9 410 Acute Myocardial</text:p>
          </table:table-cell>
        </table:table-row>
        <table:table-row table:style-name="ro1">
          <table:table-cell table:style-name="ce1" office:value-type="string">
            <text:p>Infarct</text:p>
          </table:table-cell>
        </table:table-row>
        <table:table-row table:style-name="ro1">
          <table:table-cell office:value-type="string">
            <text:p><text:span text:style-name="T1">244 62 3 5 7 0.704 0.575 0.778 0.843 </text:span><text:span text:style-name="T2">−</text:span><text:span text:style-name="T1">0.0409 0.0002 *</text:span></text:p>
          </table:table-cell>
        </table:table-row>
        <table:table-row table:style-name="ro1">
          <table:table-cell office:value-type="string">
            <text:p><text:span text:style-name="T1">ICD-9 413 Angina Pectoris 228 69 4 6 9 0.695 0.517 0.768 0.827 </text:span><text:span text:style-name="T2">−</text:span><text:span text:style-name="T1">0.0412 0.0002 *</text:span></text:p>
          </table:table-cell>
        </table:table-row>
        <table:table-row table:style-name="ro1">
          <table:table-cell table:style-name="ce1" office:value-type="string">
            <text:p>ICD-9 414 Oth Chr Ischemic Hrt</text:p>
          </table:table-cell>
        </table:table-row>
        <table:table-row table:style-name="ro1">
          <table:table-cell table:style-name="ce1" office:value-type="string">
            <text:p>Dis</text:p>
          </table:table-cell>
        </table:table-row>
        <table:table-row table:style-name="ro1">
          <table:table-cell office:value-type="string">
            <text:p><text:span text:style-name="T1">183 66 4 6 8 0.738 0.708 0.794 0.827 </text:span><text:span text:style-name="T2">−</text:span><text:span text:style-name="T1">0.0336 0.0002 *</text:span></text:p>
          </table:table-cell>
        </table:table-row>
        <table:table-row table:style-name="ro1">
          <table:table-cell table:style-name="ce1" office:value-type="string">
            <text:p>ICD-9 424 Oth Endocardial</text:p>
          </table:table-cell>
        </table:table-row>
        <table:table-row table:style-name="ro1">
          <table:table-cell table:style-name="ce1" office:value-type="string">
            <text:p>Disease</text:p>
          </table:table-cell>
        </table:table-row>
        <table:table-row table:style-name="ro1">
          <table:table-cell office:value-type="string">
            <text:p><text:span text:style-name="T1">214 56 2 4 6 0.789 0.708 0.816 1.000 </text:span><text:span text:style-name="T2">−</text:span><text:span text:style-name="T1">0.0059 0.0002 *</text:span></text:p>
          </table:table-cell>
        </table:table-row>
        <table:table-row table:style-name="ro1">
          <table:table-cell office:value-type="string">
            <text:p><text:span text:style-name="T1">ICD-9 427 Cardiac Dysrhythmias 649 67 3 5 7 0.774 0.708 0.810 0.843 </text:span><text:span text:style-name="T2">−</text:span><text:span text:style-name="T1">0.0190 0.0001 *</text:span></text:p>
          </table:table-cell>
        </table:table-row>
        <table:table-row table:style-name="ro1">
          <table:table-cell office:value-type="string">
            <text:p><text:span text:style-name="T1">ICD-9 428 Heart Failure 284 71 5 6 9 0.636 0.437 0.708 0.810 </text:span><text:span text:style-name="T2">−</text:span><text:span text:style-name="T1">0.0635 0.0002 *</text:span></text:p>
          </table:table-cell>
        </table:table-row>
        <table:table-row table:style-name="ro1">
          <table:table-cell office:value-type="string">
            <text:p><text:span text:style-name="T1">ICD-9 429 Ill-Defined Heart Dis 1204 69 3 5 7 0.716 0.619 0.778 0.827 </text:span><text:span text:style-name="T2">−</text:span><text:span text:style-name="T1">0.0492 0.0001 *</text:span></text:p>
          </table:table-cell>
        </table:table-row>
        <table:table-row table:style-name="ro1">
          <table:table-cell office:value-type="string">
            <text:p><text:span text:style-name="T1">ICD-9 436 CVA 340 68 3 5 7 0.650 0.463 0.768 0.816 </text:span><text:span text:style-name="T2">−</text:span><text:span text:style-name="T1">0.0524 0.0001 *</text:span></text:p>
          </table:table-cell>
        </table:table-row>
        <table:table-row table:style-name="ro1">
          <table:table-cell office:value-type="string">
            <text:p><text:span text:style-name="T1">ICD-9 436 CVA 340 68 3 5 7 0.650 0.463 0.768 0.816 </text:span><text:span text:style-name="T2">−</text:span><text:span text:style-name="T1">0.0524 0.0001 *</text:span></text:p>
          </table:table-cell>
        </table:table-row>
        <table:table-row table:style-name="ro1">
          <table:table-cell office:value-type="string">
            <text:p><text:span text:style-name="T1">ICD-9 444 Arterial Embolism 201 66 3 5 7 0.734 0.708 0.778 0.827 </text:span><text:span text:style-name="T2">−</text:span><text:span text:style-name="T1">0.0198 0.0002 *</text:span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pPÿ¿×‡Þ" svg:font-family="pPÿ¿×‡Þ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2/17/2015</text:date>, <text:time>23:1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z Jetka</meta:initial-creator>
    <meta:creation-date>2015-02-17T23:18:35</meta:creation-date>
    <dc:date>2015-02-17T23:19:11</dc:date>
    <dc:creator>Tomasz Jetka</dc:creator>
    <meta:editing-duration>PT36S</meta:editing-duration>
    <meta:editing-cycles>1</meta:editing-cycles>
    <meta:document-statistic meta:table-count="3" meta:cell-count="19" meta:object-count="0"/>
    <meta:generator>OpenOffice/4.0.1$Unix OpenOffice.org_project/401m5$Build-9714</meta:generator>
  </office:meta>
</office:document-meta>
</file>